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90d9" officeooo:paragraph-rsid="001b90d9"/>
    </style:style>
    <style:style style:name="P2" style:family="paragraph" style:parent-style-name="Standard">
      <style:text-properties officeooo:rsid="001b90d9" officeooo:paragraph-rsid="00213697"/>
    </style:style>
    <style:style style:name="P3" style:family="paragraph" style:parent-style-name="Standard">
      <style:text-properties officeooo:rsid="001b90d9" officeooo:paragraph-rsid="0023d549"/>
    </style:style>
    <style:style style:name="P4" style:family="paragraph" style:parent-style-name="Standard">
      <style:text-properties officeooo:paragraph-rsid="001b90d9"/>
    </style:style>
    <style:style style:name="P5" style:family="paragraph" style:parent-style-name="Standard">
      <style:text-properties officeooo:rsid="001c7a34" officeooo:paragraph-rsid="00213697"/>
    </style:style>
    <style:style style:name="P6" style:family="paragraph" style:parent-style-name="Standard">
      <style:text-properties officeooo:rsid="001d2439" officeooo:paragraph-rsid="00213697"/>
    </style:style>
    <style:style style:name="P7" style:family="paragraph" style:parent-style-name="Standard">
      <style:text-properties officeooo:rsid="001e7b55" officeooo:paragraph-rsid="00213697"/>
    </style:style>
    <style:style style:name="P8" style:family="paragraph" style:parent-style-name="Standard">
      <style:text-properties officeooo:rsid="001ff30c" officeooo:paragraph-rsid="00213697"/>
    </style:style>
    <style:style style:name="P9" style:family="paragraph" style:parent-style-name="Standard">
      <style:text-properties officeooo:rsid="00213697" officeooo:paragraph-rsid="00213697"/>
    </style:style>
    <style:style style:name="P10" style:family="paragraph" style:parent-style-name="Standard">
      <style:text-properties officeooo:rsid="00213697" officeooo:paragraph-rsid="0023d549"/>
    </style:style>
    <style:style style:name="P11" style:family="paragraph" style:parent-style-name="Standard">
      <style:text-properties officeooo:paragraph-rsid="00213697"/>
    </style:style>
    <style:style style:name="P12" style:family="paragraph" style:parent-style-name="Standard">
      <style:text-properties officeooo:rsid="0023d549" officeooo:paragraph-rsid="0023d549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222222" fo:letter-spacing="normal" fo:font-style="normal" fo:font-weight="normal"/>
    </style:style>
    <style:style style:name="T3" style:family="text">
      <style:text-properties fo:font-variant="normal" fo:text-transform="none" fo:color="#222222" fo:letter-spacing="normal" fo:font-style="normal" fo:font-weight="normal" officeooo:rsid="001b90d9"/>
    </style:style>
    <style:style style:name="T4" style:family="text">
      <style:text-properties fo:font-variant="normal" fo:text-transform="none" fo:color="#222222" fo:letter-spacing="normal" fo:font-style="normal" fo:font-weight="normal" officeooo:rsid="001c7a34"/>
    </style:style>
    <style:style style:name="T5" style:family="text">
      <style:text-properties fo:font-variant="normal" fo:text-transform="none" fo:color="#222222" fo:letter-spacing="normal" fo:font-style="normal" fo:font-weight="normal" officeooo:rsid="001d2439"/>
    </style:style>
    <style:style style:name="T6" style:family="text">
      <style:text-properties fo:font-variant="normal" fo:text-transform="none" fo:color="#222222" fo:letter-spacing="normal" officeooo:rsid="001b90d9"/>
    </style:style>
    <style:style style:name="T7" style:family="text">
      <style:text-properties fo:font-variant="normal" fo:text-transform="none" fo:color="#222222" fo:letter-spacing="normal" officeooo:rsid="00213697"/>
    </style:style>
    <style:style style:name="T8" style:family="text">
      <style:text-properties fo:font-variant="normal" fo:text-transform="none" fo:color="#222222" fo:letter-spacing="normal" officeooo:rsid="001d2439"/>
    </style:style>
    <style:style style:name="T9" style:family="text">
      <style:text-properties fo:font-variant="normal" fo:text-transform="none" fo:color="#222222" fo:letter-spacing="normal" officeooo:rsid="0023e288"/>
    </style:style>
    <style:style style:name="T10" style:family="text">
      <style:text-properties officeooo:rsid="001d2439"/>
    </style:style>
    <style:style style:name="T11" style:family="text">
      <style:text-properties officeooo:rsid="001e7b55"/>
    </style:style>
    <style:style style:name="T12" style:family="text">
      <style:text-properties officeooo:rsid="0022da34"/>
    </style:style>
    <style:style style:name="T13" style:family="text">
      <style:text-properties officeooo:rsid="0023d549"/>
    </style:style>
    <style:style style:name="T14" style:family="text">
      <style:text-properties officeooo:rsid="00248825"/>
    </style:style>
    <style:style style:name="T15" style:family="text">
      <style:text-properties officeooo:rsid="0024ad01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5">П</text:span>орядок действий <text:span text:style-name="T14">при выполнении лабораторной 4</text:span>:</text:p>
      <text:p text:style-name="P1"/>
      <text:p text:style-name="P4"><text:span text:style-name="T10">№0. Строку в которой записано своё ФИО подать на вход в хеш-функцию </text:span><text:span text:style-name="T6">ГОСТ Р 34.11-2012 (Стрибог). Младшие 4 бита выхода интерпретировать как число, которое в дальнейшем будет номером варианта.</text:span></text:p>
      <text:p text:style-name="P1"><text:span text:style-name="T10">№</text:span>1. Программно реализовать один из алгоритмов функции хеширования <text:span text:style-name="T10">в соответствии с номером варианта. Алгоритм </text:span>содержит в себе несколько раундов.</text:p>
      <text:p text:style-name="P1"><text:span text:style-name="T10">№</text:span>2. Модифицировать оригинальный алгоритм таким образом, чтобы количество раундов <text:span text:style-name="T12">было</text:span> настраиваемым параметром программы. в этом случае новый алгоритм не будет являться стандартом, но будет интересен для исследования.</text:p>
      <text:p text:style-name="P1"><text:span text:style-name="T10">№</text:span>3. Применить <text:span text:style-name="T12">подходы </text:span>дифференциальн<text:span text:style-name="T12">ого</text:span> криптоанализ<text:span text:style-name="T12">а</text:span> к полученным алгоритмам с разным числом раундов.</text:p>
      <text:p text:style-name="P1"><text:span text:style-name="T10">№</text:span>4. Построить график зависимости количества раундов и возможности различения отдельных бит при количестве раундов 1,2,3,4,5,... .</text:p>
      <text:p text:style-name="P1"><text:span text:style-name="T10">№5</text:span>. Сделать выводы.</text:p>
      <text:p text:style-name="P1"/>
      <text:p text:style-name="P3"><text:span text:style-name="T13">Примечание №1</text:span>. Допустимо использовать сторонние реализации для пункта 1, при условии, что они проходят тесты из стандарта и пригодны для дальнейшей модификации.</text:p>
      <text:p text:style-name="P12"/>
      <text:p text:style-name="P12">Примечание №2. Если в алгоритме описывается семейство с разными размерами блоков, то можно выбрать любой из них.</text:p>
      <text:p text:style-name="P12"/>
      <text:p text:style-name="P9">Приложение <text:span text:style-name="T13">№1</text:span>.</text:p>
      <text:p text:style-name="P8"><text:span text:style-name="T2">Номер варианта == Алгоритм</text:span></text:p>
      <text:p text:style-name="P7"><text:span text:style-name="T2">0 == </text:span><text:span text:style-name="T4">ГОСТ Р 34.11-94</text:span></text:p>
      <text:p text:style-name="P7"><text:span text:style-name="T2">1 == </text:span><text:span text:style-name="T4">ГОСТ Р 34.11-2012 (Стрибог)</text:span></text:p>
      <text:p text:style-name="P6"><text:span text:style-name="T11">2</text:span> == Luffa</text:p>
      <text:p text:style-name="P6"><text:span text:style-name="T11">3</text:span> == BLAKE</text:p>
      <text:p text:style-name="P7">4 == SHA-0</text:p>
      <text:p text:style-name="P6"><text:span text:style-name="T11">5</text:span> == SHA-1</text:p>
      <text:p text:style-name="P7">6 == SHA-2</text:p>
      <text:p text:style-name="P6"><text:span text:style-name="T11">7</text:span> == Keccak</text:p>
      <text:p text:style-name="P6"><text:span text:style-name="T11">8</text:span> == JH</text:p>
      <text:p text:style-name="P6"><text:span text:style-name="T11">9 == </text:span>Shabal</text:p>
      <text:p text:style-name="P6"><text:span text:style-name="T11">A == </text:span>Skein</text:p>
      <text:p text:style-name="P7">B == Blue Midnight Wish-256</text:p>
      <text:p text:style-name="P7">C == CubeHash</text:p>
      <text:p text:style-name="P7">D == MD5</text:p>
      <text:p text:style-name="P7">E == SIMD</text:p>
      <text:p text:style-name="P7">F == Whirlpool</text:p>
      <text:p text:style-name="P7"/>
      <text:p text:style-name="P10">Приложение <text:span text:style-name="T13">№2</text:span>.</text:p>
      <text:p text:style-name="P6"><text:span text:style-name="T7">Процесс</text:span><text:span text:style-name="T1"> </text:span><text:span text:style-name="T7">выбора варианта, также требуется отразить в отчёте.</text:span></text:p>
      <text:p text:style-name="P12"><text:span text:style-name="T7">В </text:span><text:span text:style-name="T1">примере ниже </text:span><text:span text:style-name="T9">выбор варианта проделан </text:span><text:span text:style-name="T1">с помощью библиотеки </text:span><text:span text:style-name="T6">pygost.</text:span></text:p>
      <text:p text:style-name="P12"><text:span text:style-name="T6"/></text:p>
      <text:p text:style-name="P5"><text:span text:style-name="T6">from pygost import gost34112012256</text:span></text:p>
      <text:p text:style-name="P5"><text:span text:style-name="T6">gost34112012256.new(</text:span><text:span text:style-name="T1">"Иванов Иван Иванович"</text:span><text:span text:style-name="T6">).digest();</text:span></text:p>
      <text:p text:style-name="P5"><text:span text:style-name="T6">'\xe6\xe1\xf5H\x94\x8e\xeah@\xe6Pl\xa4&amp;\xfb\x12za-A\xa6\x08\xc2m\xfe\xf9L[\x94N4\xbe';</text:span></text:p>
      <text:p text:style-name="P11"><text:span text:style-name="T4">#</text:span><text:span text:style-name="T2"> </text:span><text:span text:style-name="T3">=&gt; вариант ‘</text:span><text:span text:style-name="T4">e’</text:span></text:p>
      <text:p text:style-name="P5"><text:span text:style-name="T3">gost34112012256.new("</text:span><text:span text:style-name="T5">Сидоров</text:span><text:span text:style-name="T3"> Иван Иванович").digest();</text:span></text:p>
      <text:p text:style-name="P6"><text:span text:style-name="T1">'\xba\xb38\x82\xc6\x95&gt;e@c\x15%\xfc]\xca\x97X\x19h\xd9\xd3C\xcf\xcci\xa7*R{\x84+\xc8'</text:span></text:p>
      <text:p text:style-name="P2"><text:span text:style-name="T4">#</text:span><text:span text:style-name="T2"> =&gt; вариант ‘</text:span><text:span text:style-name="T5">8</text:span><text:span text:style-name="T4">’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3:45:57.995420102</meta:creation-date>
    <dc:date>2018-04-20T10:12:06.427044769</dc:date>
    <meta:editing-duration>PT4H14M27S</meta:editing-duration>
    <meta:editing-cycles>11</meta:editing-cycles>
    <meta:generator>LibreOffice/5.1.6.2$Linux_X86_64 LibreOffice_project/10m0$Build-2</meta:generator>
    <meta:document-statistic meta:table-count="0" meta:image-count="0" meta:object-count="0" meta:page-count="1" meta:paragraph-count="37" meta:word-count="252" meta:character-count="1857" meta:non-whitespace-character-count="1642"/>
  </office:meta>
</office:document-meta>
</file>